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0.87562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ersona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SPND_20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202012_multibdd_person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cripción</text:p>
          </table:table-cell>
          <table:table-cell office:value-type="string" table:style-name="ce4">
            <text:p>Contiene información sobre caracteristicas demográficas de la población como: edad, sexo, etnia entre otra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ódigo institución</text:p>
          </table:table-cell>
          <table:table-cell office:value-type="string" table:style-name="ce6">
            <text:p>www.ecuadorencifras.gob.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7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8-11T00:00:00" table:style-name="ce8">
            <text:p>2021-08-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anu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chivo maestro</text:p>
          </table:table-cell>
          <table:table-cell office:value-type="string" table:style-name="ce3">
            <text:p>Base de Datos Encuesta Nacional Multipropósito de Hogares (Seguimiento al Plan Nacional de Desarrollo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nonimización</text:p>
          </table:table-cell>
          <table:table-cell office:value-type="string" table:style-name="ce4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sponsable</text:p>
          </table:table-cell>
          <table:table-cell office:value-type="string" table:style-name="ce13">
            <text:p>Patricio_Rivas@inec.gob.ec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Lenguaje</text:p>
          </table:table-cell>
          <table:table-cell office:value-type="string" table:style-name="ce1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tiquetas</text:p>
          </table:table-cell>
          <table:table-cell office:value-type="string" table:style-name="ce11">
            <text:p>Base de Datos de persona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I</text:p>
          </table:table-cell>
          <table:table-cell office:value-type="string" table:style-name="ce3">
            <text:p>www.ecuadorencifras.gob.ec/documentos/web-inec/Multiproposito/2020/BDD_DATOS_ABIERTOS_MULTI_2020_12_CSV.zip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P</meta:initial-creator>
    <dc:creator>INEC Jose Bastidas</dc:creator>
    <meta:creation-date>2020-12-02T17:01:11Z</meta:creation-date>
    <dc:date>2021-08-16T15:32:43Z</dc:date>
  </office:meta>
</office:document-meta>
</file>